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1b64" officeooo:paragraph-rsid="001a1b64"/>
    </style:style>
    <style:style style:name="P2" style:family="paragraph" style:parent-style-name="Standard">
      <style:text-properties officeooo:rsid="001a201d" officeooo:paragraph-rsid="001a201d"/>
    </style:style>
    <style:style style:name="P3" style:family="paragraph" style:parent-style-name="Standard">
      <style:text-properties officeooo:rsid="001c3884" officeooo:paragraph-rsid="001c3884"/>
    </style:style>
    <style:style style:name="P4" style:family="paragraph" style:parent-style-name="Standard" style:list-style-name="L1">
      <style:text-properties officeooo:rsid="001a1b64" officeooo:paragraph-rsid="001a1b64"/>
    </style:style>
    <style:style style:name="P5" style:family="paragraph" style:parent-style-name="Standard" style:list-style-name="L1">
      <style:text-properties officeooo:rsid="001a201d" officeooo:paragraph-rsid="001a201d"/>
    </style:style>
    <style:style style:name="P6" style:family="paragraph" style:parent-style-name="Standard" style:list-style-name="L2">
      <style:text-properties officeooo:rsid="001e1e34" officeooo:paragraph-rsid="001e1e34"/>
    </style:style>
    <style:style style:name="P7" style:family="paragraph" style:parent-style-name="Standard" style:list-style-name="L2">
      <style:text-properties officeooo:rsid="001c3884" officeooo:paragraph-rsid="001c3884"/>
    </style:style>
    <style:style style:name="P8" style:family="paragraph" style:parent-style-name="Standard">
      <style:text-properties officeooo:rsid="001c3884" officeooo:paragraph-rsid="001c3884"/>
    </style:style>
    <style:style style:name="P9" style:family="paragraph" style:parent-style-name="Standard" style:list-style-name="L2">
      <style:text-properties officeooo:rsid="001c480e" officeooo:paragraph-rsid="001c480e"/>
    </style:style>
    <style:style style:name="P10" style:family="paragraph" style:parent-style-name="Standard" style:list-style-name="L2">
      <style:text-properties officeooo:rsid="0020743b" officeooo:paragraph-rsid="0020743b"/>
    </style:style>
    <style:style style:name="P11" style:family="paragraph" style:parent-style-name="Standard">
      <style:text-properties officeooo:rsid="0020743b" officeooo:paragraph-rsid="0020743b"/>
    </style:style>
    <style:style style:name="P12" style:family="paragraph" style:parent-style-name="Standard">
      <style:text-properties officeooo:rsid="00236cbc" officeooo:paragraph-rsid="00236cbc"/>
    </style:style>
    <style:style style:name="P13" style:family="paragraph" style:parent-style-name="Standard">
      <style:text-properties officeooo:rsid="0023ea3e" officeooo:paragraph-rsid="0023ea3e"/>
    </style:style>
    <style:style style:name="P14" style:family="paragraph" style:parent-style-name="Standard" style:list-style-name="L3">
      <style:text-properties officeooo:rsid="0023ea3e" officeooo:paragraph-rsid="0023ea3e"/>
    </style:style>
    <style:style style:name="P15" style:family="paragraph" style:parent-style-name="Standard" style:list-style-name="L1">
      <style:text-properties officeooo:rsid="0023ea3e" officeooo:paragraph-rsid="0023ea3e"/>
    </style:style>
    <style:style style:name="P16" style:family="paragraph" style:parent-style-name="Standard">
      <style:text-properties officeooo:rsid="0023ea3e" officeooo:paragraph-rsid="002846c1"/>
    </style:style>
    <style:style style:name="P17" style:family="paragraph" style:parent-style-name="Standard" style:list-style-name="L3">
      <style:text-properties officeooo:rsid="0024e753" officeooo:paragraph-rsid="0024e753"/>
    </style:style>
    <style:style style:name="P18" style:family="paragraph" style:parent-style-name="Standard" style:list-style-name="L4">
      <style:text-properties officeooo:paragraph-rsid="0024e753"/>
    </style:style>
    <style:style style:name="P19" style:family="paragraph" style:parent-style-name="Standard" style:list-style-name="L5">
      <style:text-properties officeooo:paragraph-rsid="0024e753"/>
    </style:style>
    <style:style style:name="P20" style:family="paragraph" style:parent-style-name="Standard" style:list-style-name="L3">
      <style:text-properties officeooo:rsid="00265e4e" officeooo:paragraph-rsid="00265e4e"/>
    </style:style>
    <style:style style:name="P21" style:family="paragraph" style:parent-style-name="Standard" style:list-style-name="L3">
      <style:text-properties officeooo:rsid="00280dd3" officeooo:paragraph-rsid="00280dd3"/>
    </style:style>
    <style:style style:name="P22" style:family="paragraph" style:parent-style-name="Standard" style:list-style-name="L3">
      <style:text-properties officeooo:paragraph-rsid="00280dd3"/>
    </style:style>
    <style:style style:name="P23" style:family="paragraph" style:parent-style-name="Standard" style:list-style-name="L3">
      <style:text-properties officeooo:rsid="00284149" officeooo:paragraph-rsid="00284149"/>
    </style:style>
    <style:style style:name="P24" style:family="paragraph" style:parent-style-name="Standard">
      <style:text-properties officeooo:rsid="002846c1" officeooo:paragraph-rsid="002846c1"/>
    </style:style>
    <style:style style:name="P25" style:family="paragraph" style:parent-style-name="Standard">
      <style:text-properties officeooo:rsid="002846c1" officeooo:paragraph-rsid="002bbf14"/>
    </style:style>
    <style:style style:name="P26" style:family="paragraph" style:parent-style-name="Standard">
      <style:text-properties officeooo:rsid="002ae53a" officeooo:paragraph-rsid="002ae53a"/>
    </style:style>
    <style:style style:name="P27" style:family="paragraph" style:parent-style-name="Standard">
      <style:text-properties officeooo:rsid="002bbf14" officeooo:paragraph-rsid="002bbf14"/>
    </style:style>
    <style:style style:name="P28" style:family="paragraph" style:parent-style-name="Standard">
      <style:text-properties officeooo:rsid="002bbf14" officeooo:paragraph-rsid="002d3831"/>
    </style:style>
    <style:style style:name="P29" style:family="paragraph" style:parent-style-name="Standard">
      <style:text-properties fo:font-weight="bold" officeooo:rsid="002846c1" officeooo:paragraph-rsid="002846c1" style:font-weight-asian="bold" style:font-weight-complex="bold"/>
    </style:style>
    <style:style style:name="P30" style:family="paragraph" style:parent-style-name="Standard">
      <style:text-properties fo:font-weight="bold" officeooo:rsid="002ae53a" officeooo:paragraph-rsid="002ae53a" style:font-weight-asian="bold" style:font-weight-complex="bold"/>
    </style:style>
    <style:style style:name="P31" style:family="paragraph" style:parent-style-name="Standard">
      <style:text-properties fo:font-weight="bold" officeooo:rsid="002a424a" officeooo:paragraph-rsid="002a424a" style:font-weight-asian="bold" style:font-weight-complex="bold"/>
    </style:style>
    <style:style style:name="P32" style:family="paragraph" style:parent-style-name="Standard">
      <style:text-properties fo:font-style="italic" officeooo:rsid="002bbf14" officeooo:paragraph-rsid="002d3831" style:font-style-asian="italic" style:font-style-complex="italic"/>
    </style:style>
    <style:style style:name="P33" style:family="paragraph" style:parent-style-name="Standard">
      <style:text-properties fo:font-style="italic" officeooo:rsid="002d3831" officeooo:paragraph-rsid="002d3831" style:font-style-asian="italic" style:font-style-complex="italic"/>
    </style:style>
    <style:style style:name="P34" style:family="paragraph" style:parent-style-name="Standard">
      <style:text-properties fo:font-style="italic" officeooo:rsid="002ae53a" officeooo:paragraph-rsid="002ae53a" style:font-style-asian="italic" style:font-style-complex="italic"/>
    </style:style>
    <style:style style:name="P35" style:family="paragraph" style:parent-style-name="Standard">
      <style:text-properties fo:font-style="italic" fo:font-weight="bold" officeooo:rsid="002bbf14" officeooo:paragraph-rsid="002bbf14" style:font-style-asian="italic" style:font-weight-asian="bold" style:font-style-complex="italic" style:font-weight-complex="bold"/>
    </style:style>
    <style:style style:name="P36" style:family="paragraph" style:parent-style-name="Standard">
      <style:text-properties fo:font-style="italic" fo:font-weight="bold" officeooo:rsid="002ae53a" officeooo:paragraph-rsid="002ae53a" style:font-style-asian="italic" style:font-weight-asian="bold" style:font-style-complex="italic" style:font-weight-complex="bold"/>
    </style:style>
    <style:style style:name="P37" style:family="paragraph" style:parent-style-name="Standard">
      <style:text-properties fo:font-style="italic" fo:font-weight="bold" officeooo:rsid="002d3831" officeooo:paragraph-rsid="002d3831" style:font-style-asian="italic" style:font-weight-asian="bold" style:font-style-complex="italic" style:font-weight-complex="bold"/>
    </style:style>
    <style:style style:name="P38" style:family="paragraph" style:parent-style-name="Standard">
      <style:text-properties fo:font-style="italic" fo:font-weight="bold" officeooo:rsid="00309a8e" officeooo:paragraph-rsid="00309a8e" style:font-style-asian="italic" style:font-weight-asian="bold" style:font-style-complex="italic" style:font-weight-complex="bold"/>
    </style:style>
    <style:style style:name="P39" style:family="paragraph" style:parent-style-name="Standard">
      <style:text-properties fo:font-style="italic" fo:font-weight="bold" officeooo:rsid="0032849c" officeooo:paragraph-rsid="0032849c" style:font-style-asian="italic" style:font-weight-asian="bold" style:font-style-complex="italic" style:font-weight-complex="bold"/>
    </style:style>
    <style:style style:name="P40" style:family="paragraph" style:parent-style-name="Standard">
      <style:text-properties officeooo:rsid="002d3831" officeooo:paragraph-rsid="002d3831"/>
    </style:style>
    <style:style style:name="P41" style:family="paragraph" style:parent-style-name="Standard">
      <style:text-properties fo:font-size="13pt" fo:font-weight="bold" officeooo:rsid="002846c1" officeooo:paragraph-rsid="002ae53a" style:font-size-asian="13pt" style:font-weight-asian="bold" style:font-size-complex="13pt" style:font-weight-complex="bold"/>
    </style:style>
    <style:style style:name="P42" style:family="paragraph" style:parent-style-name="Standard" style:list-style-name="L7">
      <style:text-properties fo:font-style="normal" fo:font-weight="bold" officeooo:rsid="00309a8e" officeooo:paragraph-rsid="00309a8e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font-style="normal" fo:font-weight="bold" officeooo:rsid="00309a8e" officeooo:paragraph-rsid="00309a8e" style:font-style-asian="normal" style:font-weight-asian="bold" style:font-style-complex="normal" style:font-weight-complex="bold"/>
    </style:style>
    <style:style style:name="P44" style:family="paragraph" style:parent-style-name="Standard" style:list-style-name="L1">
      <style:text-properties officeooo:rsid="0032849c" officeooo:paragraph-rsid="0032849c"/>
    </style:style>
    <style:style style:name="T1" style:family="text">
      <style:text-properties officeooo:rsid="00225779"/>
    </style:style>
    <style:style style:name="T2" style:family="text">
      <style:text-properties officeooo:rsid="0024e753"/>
    </style:style>
    <style:style style:name="T3" style:family="text">
      <style:text-properties officeooo:rsid="00265e4e"/>
    </style:style>
    <style:style style:name="T4" style:family="text">
      <style:text-properties officeooo:rsid="002695e3"/>
    </style:style>
    <style:style style:name="T5" style:family="text">
      <style:text-properties officeooo:rsid="00280dd3"/>
    </style:style>
    <style:style style:name="T6" style:family="text">
      <style:text-properties officeooo:rsid="002846c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a424a" style:font-style-asian="italic" style:font-style-complex="italic"/>
    </style:style>
    <style:style style:name="T9" style:family="text">
      <style:text-properties fo:font-style="italic" officeooo:rsid="002d3831" style:font-style-asian="italic" style:font-style-complex="italic"/>
    </style:style>
    <style:style style:name="T10" style:family="text">
      <style:text-properties fo:font-style="italic" officeooo:rsid="0032849c" style:font-style-asian="italic" style:font-style-complex="italic"/>
    </style:style>
    <style:style style:name="T11" style:family="text">
      <style:text-properties officeooo:rsid="002d3831"/>
    </style:style>
    <style:style style:name="T12" style:family="text">
      <style:text-properties officeooo:rsid="002e75ab"/>
    </style:style>
    <style:style style:name="T13" style:family="text">
      <style:text-properties officeooo:rsid="002f17b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3284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ER CONFIGURATION</text:p>
      <text:p text:style-name="P1">Requirements</text:p>
      <text:list xml:id="list3061463095744864640" text:style-name="L1">
        <text:list-item>
          <text:p text:style-name="P4">Operating system</text:p>
          <text:list>
            <text:list-item>
              <text:p text:style-name="P4">ubuntu 14.04</text:p>
            </text:list-item>
          </text:list>
        </text:list-item>
        <text:list-item>
          <text:p text:style-name="P4">Mysql 5.5</text:p>
        </text:list-item>
        <text:list-item>
          <text:p text:style-name="P4">couchdb</text:p>
        </text:list-item>
        <text:list-item>
          <text:p text:style-name="P4">Rbenv</text:p>
        </text:list-item>
        <text:list-item>
          <text:p text:style-name="P4">Ruby</text:p>
        </text:list-item>
        <text:list-item>
          <text:p text:style-name="P4">Network manager</text:p>
        </text:list-item>
        <text:list-item>
          <text:p text:style-name="P5">Dnsmasq</text:p>
        </text:list-item>
        <text:list-item>
          <text:p text:style-name="P5">Clonezilla</text:p>
        </text:list-item>
        <text:list-item>
          <text:p text:style-name="P5">Touchscreen Computer images</text:p>
        </text:list-item>
        <text:list-item>
          <text:p text:style-name="P5">Node Js</text:p>
        </text:list-item>
        <text:list-item>
          <text:p text:style-name="P5">NVM( Node Version Manager)</text:p>
        </text:list-item>
        <text:list-item>
          <text:p text:style-name="P15">External DVD drive</text:p>
        </text:list-item>
        <text:list-item>
          <text:p text:style-name="P15">Monitor</text:p>
        </text:list-item>
        <text:list-item>
          <text:p text:style-name="P15">Keyboard</text:p>
        </text:list-item>
        <text:list-item>
          <text:p text:style-name="P44">NGINX</text:p>
        </text:list-item>
      </text:list>
      <text:p text:style-name="P2"/>
      <text:p text:style-name="P3">SERVER SETUP</text:p>
      <text:p text:style-name="P12">Change power supply from AC to DC(Operations Department should do this)</text:p>
      <text:p text:style-name="P3">BIOS setup</text:p>
      <text:list xml:id="list3613565624008667420" text:style-name="L2">
        <text:list-item>
          <text:p text:style-name="P6">Enable boot from LAN</text:p>
        </text:list-item>
        <text:list-item>
          <text:p text:style-name="P7">parameters should be set to Legacy</text:p>
        </text:list-item>
        <text:list-item>
          <text:p text:style-name="P7">Set power state to “On” on power failure</text:p>
        </text:list-item>
        <text:list-item>
          <text:p text:style-name="P9">Set Wake on LAN option to “ON”</text:p>
        </text:list-item>
        <text:list-item>
          <text:p text:style-name="P10">boot <text:s/><text:span text:style-name="T1">options (First priority should be hard drive)</text:span></text:p>
        </text:list-item>
      </text:list>
      <text:p text:style-name="P11"/>
      <text:p text:style-name="P13">INSTALL OPERATING SYSTEM</text:p>
      <text:list xml:id="list4030514420293987250" text:style-name="L5">
        <text:list-item>
          <text:p text:style-name="P19"><text:span text:style-name="T2">Power <text:s/>on the server </text:span></text:p>
        </text:list-item>
      </text:list>
      <text:list xml:id="list8979433692914290528" text:style-name="L4">
        <text:list-item>
          <text:p text:style-name="P18"><text:span text:style-name="T2">insert OS DVD in external DVD drive </text:span></text:p>
        </text:list-item>
      </text:list>
      <text:list xml:id="list1901335186611990001" text:style-name="L3">
        <text:list-item>
          <text:p text:style-name="P14">Connect the <text:s/>peripherals(external DVD drive, monitor, keyboard) <text:s/>to the server</text:p>
        </text:list-item>
        <text:list-item>
          <text:p text:style-name="P17">Boot the server</text:p>
        </text:list-item>
        <text:list-item>
          <text:p text:style-name="P17"><text:s/>go to boot menu</text:p>
          <text:list>
            <text:list-item>
              <text:p text:style-name="P17">select boot media</text:p>
            </text:list-item>
          </text:list>
        </text:list-item>
        <text:list-item>
          <text:p text:style-name="P17"><text:s/><text:span text:style-name="T3">installation process </text:span></text:p>
          <text:list>
            <text:list-item>
              <text:p text:style-name="P22"><text:span text:style-name="T5">Partitioning – use entire disk</text:span></text:p>
            </text:list-item>
            <text:list-item>
              <text:p text:style-name="P21">install ssh server </text:p>
            </text:list-item>
            <text:list-item>
              <text:p text:style-name="P20"><text:span text:style-name="T5">user name</text:span> meduser and sever name should be named after an indigenous tree <text:span text:style-name="T4">for security reasons ask for a password setting conversion </text:span></text:p>
            </text:list-item>
            <text:list-item>
              <text:p text:style-name="P23">reboot after installation process</text:p>
            </text:list-item>
          </text:list>
        </text:list-item>
      </text:list>
      <text:p text:style-name="P24"/>
      <text:p text:style-name="P16"/>
      <text:p text:style-name="P16"/>
      <text:p text:style-name="P16"/>
      <text:p text:style-name="P16"/>
      <text:p text:style-name="P16"><text:soft-page-break/></text:p>
      <text:p text:style-name="P16">INSTALL <text:span text:style-name="T6">UPDATES AND DEPENDENCIES </text:span></text:p>
      <text:p text:style-name="P24"/>
      <text:p text:style-name="P29"><text:span text:style-name="T13">S</text:span>erver <text:s/>OS</text:p>
      <text:p text:style-name="P25"><text:span text:style-name="T8"><text:tab/>$</text:span><text:span text:style-name="T7">sudo apt-get update</text:span> </text:p>
      <text:p text:style-name="P25"><text:span text:style-name="T8"><text:tab/>$</text:span><text:span text:style-name="T7">sudo apt-get up</text:span><text:span text:style-name="T8">grade</text:span></text:p>
      <text:p text:style-name="P25"><text:span text:style-name="T8"><text:tab/></text:span><text:span text:style-name="T10">$sudo apt-get install build-essential</text:span></text:p>
      <text:p text:style-name="P24"/>
      <text:p text:style-name="P41"><text:span text:style-name="T13">S</text:span>erver <text:s/><text:span text:style-name="T13">Utilities </text:span></text:p>
      <text:p text:style-name="P30">instal<text:span text:style-name="T12">l</text:span> dnsmasq</text:p>
      <text:p text:style-name="P34"><text:tab/>sudo apt-get install dnsmasq </text:p>
      <text:p text:style-name="P34"><text:tab/>sudo apt-get install dnsmasq-base</text:p>
      <text:p text:style-name="P26"/>
      <text:p text:style-name="P31">install <text:s/>vim </text:p>
      <text:p text:style-name="P26"><text:tab/><text:span text:style-name="T7">sudo apt-get install vim</text:span></text:p>
      <text:p text:style-name="P30">install <text:s/>git</text:p>
      <text:p text:style-name="P26"><text:tab/><text:span text:style-name="T7">sudo apt-get install git</text:span></text:p>
      <text:p text:style-name="P36">install mysql 5.5</text:p>
      <text:p text:style-name="P26"><text:tab/><text:span text:style-name="T7">sudo apt-get install mysql 5.5 </text:span></text:p>
      <text:p text:style-name="P27"><text:tab/>username =&gt; root </text:p>
      <text:p text:style-name="P27"><text:tab/>password =&gt; root </text:p>
      <text:p text:style-name="P27"><text:tab/><text:tab/></text:p>
      <text:p text:style-name="P35">install couchdb</text:p>
      <text:p text:style-name="P28"><text:span text:style-name="T9"><text:tab/>$ sudo apt-get install couchdb -y</text:span></text:p>
      <text:p text:style-name="P32"><text:span text:style-name="T11"><text:tab/>$ sudo vim /etc/couchdb/default.ini – change bind address to 0.0.0.0</text:span></text:p>
      <text:p text:style-name="P32"/>
      <text:p text:style-name="P26"/>
      <text:p text:style-name="P37"><text:s/>Install Rbenv </text:p>
      <text:p text:style-name="P40"><text:tab/><text:span text:style-name="T7">$ sudo apt-get update</text:span></text:p>
      <text:p text:style-name="P33"><text:tab/>$ sudo apt-get install git-core curl zlib1g-dev build-essential libssl-dev libreadline-</text:p>
      <text:p text:style-name="P33"><text:tab/>dev libyaml-dev libsqlite3-dev sqlite3 libxml2-dev libxslt1-dev libcurl4-openssl-dev</text:p>
      <text:p text:style-name="P33"><text:tab/>python-software-properties libffi-dev</text:p>
      <text:p text:style-name="P33"><text:tab/>$ cd</text:p>
      <text:p text:style-name="P33"><text:tab/>$ git clone https://github.com/rbenv/rbenv.git ~/.rbenv</text:p>
      <text:p text:style-name="P33"><text:tab/>$ echo 'export PATH="$HOME/.rbenv/bin:$PATH"' &gt;&gt; ~/.bashrc</text:p>
      <text:p text:style-name="P33"><text:tab/>$ echo 'eval "$(rbenv init -)"' &gt;&gt; ~/.bashrc</text:p>
      <text:p text:style-name="P33"><text:tab/>$ exec $SHELL</text:p>
      <text:p text:style-name="P33"><text:tab/>$ git clone https://github.com/rbenv/ruby-build.git ~/.rbenv/plugins/ruby-build</text:p>
      <text:p text:style-name="P33"><text:tab/>$ echo 'export PATH="$HOME/.rbenv/plugins/ruby-build/bin:$PATH"' &gt;&gt; ~/.bashrc</text:p>
      <text:p text:style-name="P33"><text:tab/>$ exec $SHELL</text:p>
      <text:p text:style-name="P33"><text:tab/></text:p>
      <text:p text:style-name="P37">Install Ruby Versions Using Rbenv</text:p>
      <text:p text:style-name="P33"><text:tab/>$ rbenv install 2.1.2</text:p>
      <text:p text:style-name="P33"><text:tab/>$ rbenv install 1.8.7-p374</text:p>
      <text:p text:style-name="P33"/>
      <text:p text:style-name="P38">Install Clonezilla</text:p>
      <text:p text:style-name="P38"><text:tab/><text:span text:style-name="T14">Refer to Clonezilla SOP</text:span></text:p>
      <text:list xml:id="list5241742433654638063" text:style-name="L7">
        <text:list-item>
          <text:p text:style-name="P42"><text:span text:style-name="T14">Copy Touchscreen computers images to partimage folder </text:span></text:p>
        </text:list-item>
      </text:list>
      <text:p text:style-name="P43"><text:span text:style-name="T14"/></text:p>
      <text:p text:style-name="P38"><text:soft-page-break/></text:p>
      <text:p text:style-name="P38">Install Network Manager</text:p>
      <text:p text:style-name="P38"><text:tab/><text:span text:style-name="T14">$ sudo apt-get install network-manager</text:span></text:p>
      <text:p text:style-name="P38"><text:span text:style-name="T14"/></text:p>
      <text:p text:style-name="P38">Install Nodejs and Node Version Manager</text:p>
      <text:p text:style-name="P39"><text:span text:style-name="T14"><text:tab/>$ sudo apt-get install nodejs</text:span></text:p>
      <text:p text:style-name="P39"><text:span text:style-name="T14"><text:tab/>$ sudo apt-get install npm</text:span></text:p>
      <text:p text:style-name="P3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5:14:48.465126139</meta:creation-date>
    <meta:generator>LibreOffice/5.1.6.2$Linux_X86_64 LibreOffice_project/10m0$Build-2</meta:generator>
    <dc:date>2017-11-03T10:19:17.742503703</dc:date>
    <meta:editing-duration>PT57M55S</meta:editing-duration>
    <meta:editing-cycles>12</meta:editing-cycles>
    <meta:document-statistic meta:table-count="0" meta:image-count="0" meta:object-count="0" meta:page-count="3" meta:paragraph-count="85" meta:word-count="365" meta:character-count="2399" meta:non-whitespace-character-count="2087"/>
  </office:meta>
</office:document-meta>
</file>